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CHUNGA MORALES, MARGARITA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PIU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33223077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CHUNGA MORALES, MARGARITA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6637654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24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23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38</text:p>
          </table:table-cell>
          <table:table-cell table:style-name="Tableau1.A2" office:value-type="string">
            <text:p text:style-name="P14">4</text:p>
          </table:table-cell>
          <table:table-cell table:style-name="Tableau1.D2" office:value-type="string">
            <text:p text:style-name="P13">152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52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4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682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23T20:23:06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